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R10" svg:font-family="CMR10"/>
    <style:font-face style:name="CMTT10" svg:font-family="CMTT10"/>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name-asian="CMR10" style:font-size-asian="12pt" style:font-name-complex="CMR10" style:font-size-complex="12pt"/>
    </style:style>
    <style:style style:name="P2" style:family="paragraph" style:parent-style-name="Standard">
      <style:text-properties style:font-name="Times New Roman" fo:font-size="12pt" style:font-name-asian="CMTT10" style:font-size-asian="12pt" style:font-name-complex="CMTT10" style:font-size-complex="12pt"/>
    </style:style>
    <style:style style:name="P3" style:family="paragraph" style:parent-style-name="Standard">
      <style:text-properties style:font-name="CMTT10" fo:font-size="11pt" style:font-name-asian="CMTT10" style:font-size-asian="11pt" style:font-name-complex="CMTT10" style:font-size-complex="11pt"/>
    </style:style>
    <style:style style:name="P4" style:family="paragraph" style:parent-style-name="Standard" style:list-style-name="L1">
      <style:text-properties style:font-name="Times New Roman" fo:font-size="12pt" style:font-name-asian="CMTT10" style:font-size-asian="12pt" style:font-name-complex="CMTT10" style:font-size-complex="12pt"/>
    </style:style>
    <style:style style:name="P5" style:family="paragraph" style:parent-style-name="Standard" style:list-style-name="L2">
      <style:text-properties style:font-name="Times New Roman" fo:font-size="12pt" style:font-name-asian="CMTT10" style:font-size-asian="12pt" style:font-name-complex="CMTT10" style:font-size-complex="12pt"/>
    </style:style>
    <style:style style:name="P6" style:family="paragraph" style:parent-style-name="Standard" style:list-style-name="L1">
      <style:text-properties style:font-name="Times New Roman" fo:font-size="12pt" style:font-name-asian="CMR10" style:font-size-asian="12pt" style:font-name-complex="CMR10" style:font-size-complex="12pt"/>
    </style:style>
    <style:style style:name="P7" style:family="paragraph" style:parent-style-name="Standard" style:list-style-name="L2">
      <style:text-properties style:font-name="Times New Roman" fo:font-size="12pt" style:font-name-asian="CMR10" style:font-size-asian="12pt" style:font-name-complex="CMR10" style:font-size-complex="12pt"/>
    </style:style>
    <style:style style:name="P8" style:family="paragraph" style:parent-style-name="Standard" style:list-style-name="L3">
      <style:text-properties style:font-name="Times New Roman" fo:font-size="12pt" style:font-name-asian="CMR10" style:font-size-asian="12pt" style:font-name-complex="CMR10" style:font-size-complex="12pt"/>
    </style:style>
    <style:style style:name="P9" style:family="paragraph" style:parent-style-name="Standard" style:list-style-name="L3">
      <style:text-properties style:font-name="Times New Roman" fo:font-size="12pt" fo:font-style="normal" style:font-name-asian="CMR10" style:font-size-asian="12pt" style:font-style-asian="normal" style:font-name-complex="CMR10" style:font-size-complex="12pt" style:font-style-complex="normal"/>
    </style:style>
    <style:style style:name="T1" style:family="text">
      <style:text-properties style:font-name="Times New Roman" fo:font-size="11pt" style:font-name-asian="CMTT10" style:font-size-asian="11pt" style:font-name-complex="CMTT10" style:font-size-complex="11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stallationsanleitung</text:p>
      <text:p text:style-name="Standard"/>
      <text:p text:style-name="Standard">1 <text:tab/>Voraussetzungen</text:p>
      <text:p text:style-name="Standard">Eine lauffähige Version von Drupal 7, empfohlen wird Drupal 7.37. Eine Beschreibung der Installation sowie der Download findet sich unter <text:a xlink:type="simple" xlink:href="https://www.drupal.org/start" text:style-name="Internet_20_link" text:visited-style-name="Visited_20_Internet_20_Link"><text:span text:style-name="T1">https://www.drupal.org/start</text:span></text:a></text:p>
      <text:p text:style-name="P3"/>
      <text:p text:style-name="P2">2 <text:tab/>aae_theme</text:p>
      <text:list xml:id="list1741134801629851071" text:style-name="L1">
        <text:list-item>
          <text:p text:style-name="P4">Der Ordner „aae_theme“ muss in der Drupalinstanz in den Ordner „/drupal/sites/all/themes“ kopiert werden</text:p>
        </text:list-item>
        <text:list-item>
          <text:p text:style-name="P6">Auf der Drupalseite einloggen mit dem bei der Installation erstellten Administrator Account und unter „Appearence“ das Theme „AAE“ suchen und mit Klick auf „Enable and set default“ aktivieren</text:p>
        </text:list-item>
      </text:list>
      <text:p text:style-name="P1"/>
      <text:p text:style-name="P1">3<text:tab/>aae_data</text:p>
      <text:list xml:id="list1587557472539537887" text:style-name="L2">
        <text:list-item>
          <text:p text:style-name="P5">Der Ordner „aae_data“ muss in der Drupalinstanz in den Ordner „/drupal/sites/all/modules“ kopiert werden</text:p>
        </text:list-item>
        <text:list-item>
          <text:p text:style-name="P7">In dem Ordner „aae data“ in den Unterordner „database“ wechseln und die PHP-Datei „db_config“ mit einem Texteditor öffnen. Hier müssen die Zugangsdaten zur Datenbank eingetragen werden, was wo hin gehört ist durch Kommentare ersichtlich</text:p>
        </text:list-item>
        <text:list-item>
          <text:p text:style-name="P7">Auf der Drupalseite einloggen mit dem bei der Installation erstellten Administrator Account und unter „Modules“ die Gruppe „Custom Modules“ suchen und dort einen Haken bei „AAE Data“ setzen</text:p>
        </text:list-item>
      </text:list>
      <text:p text:style-name="P1"/>
      <text:p text:style-name="P1">4<text:tab/>Texteditor für Journal</text:p>
      <text:p text:style-name="P1">Für ein komfortableres und leichter zu erlernendes Schreiben des Journals empfehlen wir die Einbindung eines Texteditors mit Hilfe des Moduls „WYSIWYG“. Dieses Modul wird von Dritten bereitgestellt und gewartet, daher hier nur der Verweis auf deren Installationsanleitung (<text:a xlink:type="simple" xlink:href="https://www.drupal.org/node/371459" text:style-name="Internet_20_link" text:visited-style-name="Visited_20_Internet_20_Link">https://www.drupal.org/node/371459</text:a>) sowie den Download (<text:a xlink:type="simple" xlink:href="https://www.drupal.org/project/wysiwyg" text:style-name="Internet_20_link" text:visited-style-name="Visited_20_Internet_20_Link">https://www.drupal.org/project/wysiwyg</text:a>).</text:p>
      <text:p text:style-name="P1">Die Auswahl des konkreten Testeditors ist nur nach persönlichen Vorlieben zu treffen, der „TinyMCE“-Editor wird beispielsweise von uns genutzt.</text:p>
      <text:p text:style-name="P1">Die Aktivierung eines Editors muss auf jeden Fall für die Input Art „plain text“ vorgenommen werden, da dieser als einziger den Redakteuren zur Verfügung steht.</text:p>
      <text:p text:style-name="P1"/>
      <text:p text:style-name="P1">5<text:tab/>Redakteure</text:p>
      <text:p text:style-name="P1">Um den Redakteuren ihre Arbeit zu ermöglichen und sie von gewöhnlichen eingeloggten Usern zu unterscheiden, muss diese Rolle in Drupal angelegt werden.</text:p>
      <text:list xml:id="list5638380550679676454" text:style-name="L3">
        <text:list-item>
          <text:p text:style-name="P8">Auf der Drupalseite einloggen mit dem bei der Installation erstellten Administrator Account und unter „People“ in den Reiter „Permissions“ wechseln, dort in den Subreiter „Rolles“ wechseln und in das Textfeld „redakteur“ schreiben und mir Klick auf „Add Role“ bestätigen.</text:p>
        </text:list-item>
        <text:list-item>
          <text:p text:style-name="P8">Neben „redakteur“ auf „edit permissions“ klicken</text:p>
        </text:list-item>
        <text:list-item>
          <text:p text:style-name="P8">Unter „Node“ einen Haken setzen bei „Access the content overview page“, „<text:span text:style-name="T2">Article</text:span><text:span text:style-name="T3">: Create new content“, „</text:span><text:span text:style-name="T2">Article</text:span><text:span text:style-name="T3">: Edit own Content“ und „</text:span><text:span text:style-name="T2">Article</text:span><text:span text:style-name="T3">: Delete own Content“</text:span></text:p>
        </text:list-item>
        <text:list-item>
          <text:p text:style-name="P8"><text:span text:style-name="T3">Unter <text:s/>„Overlay“ einen Haken setzen bei „Access the administrative overlay“</text:span></text:p>
        </text:list-item>
        <text:list-item>
          <text:p text:style-name="P9">Mit Klick auf „Save permissions“ am Ende der Seite bestäti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R10" svg:font-family="CMR10"/>
    <style:font-face style:name="CMTT10" svg:font-family="CMTT10"/>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7-16T00:10:03.66</meta:creation-date>
    <dc:date>2015-07-16T01:56:29.96</dc:date>
    <meta:editing-duration>PT1H21M23S</meta:editing-duration>
    <meta:editing-cycles>2</meta:editing-cycles>
    <meta:generator>OpenOffice/4.1.0$Win32 OpenOffice.org_project/410m18$Build-9764</meta:generator>
    <meta:document-statistic meta:table-count="0" meta:image-count="0" meta:object-count="0" meta:page-count="1" meta:paragraph-count="21" meta:word-count="357" meta:character-count="2540"/>
  </office:meta>
</office:document-meta>
</file>